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806CA6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89312" officeooo:paragraph-rsid="00089312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7.8098in, 3.6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:</text:p>
      <text:p text:style-name="P1"/>
      <text:p text:style-name="P1"/>
      <text:p text:style-name="P1"><draw:frame draw:style-name="fr1" draw:name="Image1" text:anchor-type="paragraph" svg:x="-0.5866in" svg:y="0in" svg:width="7.8673in" svg:height="5.0319in" draw:z-index="0"><draw:image xlink:href="Pictures/100002010000055600000300806CA6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1:14:57.307735884</meta:creation-date>
    <dc:date>2017-06-04T23:47:42.02117281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" meta:word-count="2" meta:character-count="10" meta:non-whitespace-character-count="9"/>
  </office:meta>
</office:document-meta>
</file>